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7" draw:id="id7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302cm" svg:height="2.794cm" svg:x="18.5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" draw:id="id3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0.411cm" svg:x1="10.336cm" svg:y1="8.572cm" svg:x2="13.829cm" svg:y2="5.574cm" draw:start-shape="id3" draw:start-glue-point="3" svg:d="M10336 8572h1586v-2998h1907" svg:viewBox="0 0 3494 2999">
          <text:p text:style-name="P1">Approx</text:p>
        </draw:connector>
        <draw:connector draw:style-name="gr6" draw:text-style-name="P1" xml:id="id4" draw:id="id4" draw:layer="layout" svg:x1="10.336cm" svg:y1="8.572cm" svg:x2="13.687cm" svg:y2="11.466cm" draw:start-shape="id3" draw:start-glue-point="3" svg:d="M10336 8572h1926v2894h1425" svg:viewBox="0 0 3352 2895">
          <text:p text:style-name="P1">Coeff</text:p>
        </draw:connector>
        <draw:connector draw:style-name="gr3" draw:text-style-name="P1" draw:layer="layout" draw:type="lines" svg:x1="13.687cm" svg:y1="11.466cm" svg:x2="18.597cm" svg:y2="11.468cm" draw:start-shape="id4" draw:start-glue-point="3" draw:end-shape="id5" draw:end-glue-point="3" svg:d="M13687 11466h501l3908 2h501" svg:viewBox="0 0 4911 3">
          <text:p/>
        </draw:connector>
        <draw:custom-shape draw:style-name="gr1" draw:text-style-name="P1" xml:id="id6" draw:id="id6" draw:layer="layout" svg:width="3.302cm" svg:height="2.794cm" svg:x="25.73cm" svg:y="10.071cm">
          <text:p text:style-name="P1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.899cm" svg:y1="11.468cm" svg:x2="25.73cm" svg:y2="11.468cm" draw:start-shape="id5" draw:start-glue-point="1" draw:end-shape="id6" draw:end-glue-point="3" svg:d="M21899 11468h3831" svg:viewBox="0 0 3832 1">
          <text:p text:style-name="P1">G</text:p>
        </draw:connector>
        <draw:connector draw:style-name="gr8" draw:text-style-name="P1" draw:layer="layout" draw:type="line" svg:x1="13.687cm" svg:y1="11.466cm" svg:x2="13.657cm" svg:y2="14.651cm" draw:start-shape="id4" draw:start-glue-point="3" draw:end-shape="id7" draw:end-glue-point="0" svg:d="M13687 11466l-30 3185" svg:viewBox="0 0 31 3186">
          <text:p/>
        </draw:connector>
        <draw:connector draw:style-name="gr7" draw:text-style-name="P1" draw:layer="layout" svg:x1="15.308cm" svg:y1="16.048cm" svg:x2="27.381cm" svg:y2="12.865cm" draw:start-shape="id7" draw:start-glue-point="1" draw:end-shape="id6" draw:end-glue-point="2" svg:d="M15308 16048h12073v-3183" svg:viewBox="0 0 12074 3184">
          <text:p text:style-name="P1">Trained Dict's</text:p>
        </draw:connector>
        <draw:connector draw:style-name="gr8" draw:text-style-name="P1" draw:layer="layout" svg:x1="15.308cm" svg:y1="16.048cm" svg:x2="20.248cm" svg:y2="12.865cm" draw:start-shape="id7" draw:start-glue-point="1" draw:end-shape="id5" draw:end-glue-point="2" svg:d="M15308 16048h4940v-3183" svg:viewBox="0 0 49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762cm" svg:height="0.762cm" svg:x="28.05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29.8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8" draw:id="id8" draw:layer="layout" svg:width="3.302cm" svg:height="2.794cm" svg:x="31.9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9.032cm" svg:y1="11.468cm" svg:x2="31.988cm" svg:y2="11.468cm" draw:start-shape="id6" draw:start-glue-point="1" draw:end-shape="id8" svg:d="M29032 11468h2956" svg:viewBox="0 0 2957 1">
          <text:p text:style-name="P1">G,Dict</text:p>
        </draw:connector>
        <draw:custom-shape draw:style-name="gr1" draw:text-style-name="P1" xml:id="id9" draw:id="id9" draw:layer="layout" svg:width="3.302cm" svg:height="2.794cm" svg:x="38.1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5.29cm" svg:y1="11.468cm" svg:x2="38.122cm" svg:y2="11.468cm" draw:start-shape="id8" draw:start-glue-point="1" draw:end-shape="id9" draw:end-glue-point="3" svg:d="M35290 11468h2832" svg:viewBox="0 0 2833 1">
          <text:p text:style-name="P1">G,Dict</text:p>
        </draw:connector>
        <draw:custom-shape draw:style-name="gr1" draw:text-style-name="P1" xml:id="id10" draw:id="id10" draw:layer="layout" svg:width="3.302cm" svg:height="2.794cm" svg:x="44.18cm" svg:y="13.7cm">
          <text:p text:style-name="P1">Diff</text:p>
          <text:p text:style-name="P1">Col ptr'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41.424cm" svg:y1="11.468cm" svg:x2="50.068cm" svg:y2="11.368cm" draw:start-shape="id9" draw:start-glue-point="1" svg:d="M41424 11468l8644-100" svg:viewBox="0 0 8645 101">
          <text:p/>
        </draw:connector>
        <draw:connector draw:style-name="gr8" draw:text-style-name="P1" draw:layer="layout" svg:x1="39.773cm" svg:y1="12.865cm" svg:x2="44.18cm" svg:y2="15.097cm" draw:start-shape="id9" draw:start-glue-point="2" draw:end-shape="id10" svg:d="M39773 12865v2232h4407" svg:viewBox="0 0 4408 22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6-22T12:02:22.816869628</dc:date>
    <meta:editing-duration>PT4H37M49S</meta:editing-duration>
    <meta:editing-cycles>14</meta:editing-cycles>
    <meta:generator>LibreOffice/4.2.3.3$Linux_X86_64 LibreOffice_project/420m0$Build-3</meta:generator>
    <meta:document-statistic meta:object-count="27"/>
  </office:meta>
</office:document-meta>
</file>